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2025-09-17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684" calcext:value-type="float">
            <text:p>54.7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2025-04-17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9976" calcext:value-type="float">
            <text:p>53.9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2024-09-26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8176" calcext:value-type="float">
            <text:p>54.7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2024-04-16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25344" calcext:value-type="float">
            <text:p>53.4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2023-09-12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18992" calcext:value-type="float">
            <text:p>54.4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2023-04-12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33904" calcext:value-type="float">
            <text:p>53.3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2022-09-21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104" calcext:value-type="float">
            <text:p>54.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2022-04-28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5524" calcext:value-type="float">
            <text:p>53.3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2021-09-27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532" calcext:value-type="float">
            <text:p>53.9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2021-05-05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0096" calcext:value-type="float">
            <text:p>53.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2020-09-24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6648" calcext:value-type="float">
            <text:p>55.4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2020-06-02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27224" calcext:value-type="float">
            <text:p>53.2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2019-09-24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0768" calcext:value-type="float">
            <text:p>54.1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2019-05-02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79752" calcext:value-type="float">
            <text:p>52.8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2019-02-28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68144" calcext:value-type="float">
            <text:p>52.9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2018-09-28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0312" calcext:value-type="float">
            <text:p>53.5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2018-05-03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10816" calcext:value-type="float">
            <text:p>53.0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2017-10-04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9664" calcext:value-type="float">
            <text:p>53.6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2017-04-26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5368" calcext:value-type="float">
            <text:p>52.8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2016-10-04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8848" calcext:value-type="float">
            <text:p>54.0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2016-05-20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372" calcext:value-type="float">
            <text:p>52.6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2015-09-25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19832" calcext:value-type="float">
            <text:p>53.5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2015-04-28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9608" calcext:value-type="float">
            <text:p>52.4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2014-09-29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21128" calcext:value-type="float">
            <text:p>53.2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2014-04-29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97" calcext:value-type="float">
            <text:p>52.1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2013-09-25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5848" calcext:value-type="float">
            <text:p>52.8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2013-04-16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87272" calcext:value-type="float">
            <text:p>52.0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2012-09-28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8092" calcext:value-type="float">
            <text:p>53.0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2012-04-27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3124" calcext:value-type="float">
            <text:p>51.8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2011-09-20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27024" calcext:value-type="float">
            <text:p>51.6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2011-05-10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7968" calcext:value-type="float">
            <text:p>50.7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2010-10-06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72616" calcext:value-type="float">
            <text:p>52.1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2010-04-21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1016" calcext:value-type="float">
            <text:p>50.8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2009-09-22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12368" calcext:value-type="float">
            <text:p>51.7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2008-10-09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61008" calcext:value-type="float">
            <text:p>52.2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2005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8656" calcext:value-type="float">
            <text:p>54.7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2004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8088" calcext:value-type="float">
            <text:p>55.5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2004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5504" calcext:value-type="float">
            <text:p>54.7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2004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51224" calcext:value-type="float">
            <text:p>54.7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2004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9616" calcext:value-type="float">
            <text:p>54.8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2004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15816" calcext:value-type="float">
            <text:p>54.9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2003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2744" calcext:value-type="float">
            <text:p>55.4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2003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4392" calcext:value-type="float">
            <text:p>55.7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2003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45" calcext:value-type="float">
            <text:p>55.2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2003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172" calcext:value-type="float">
            <text:p>55.6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2003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48048" calcext:value-type="float">
            <text:p>55.2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2003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45" calcext:value-type="float">
            <text:p>55.2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2003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8448" calcext:value-type="float">
            <text:p>54.6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2003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2856" calcext:value-type="float">
            <text:p>54.0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2003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6488" calcext:value-type="float">
            <text:p>54.1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2003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96" calcext:value-type="float">
            <text:p>53.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2003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2752" calcext:value-type="float">
            <text:p>54.0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2003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6888" calcext:value-type="float">
            <text:p>53.5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2002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4736" calcext:value-type="float">
            <text:p>53.8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200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5732" calcext:value-type="float">
            <text:p>54.7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2002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832" calcext:value-type="float">
            <text:p>55.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2002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7544" calcext:value-type="float">
            <text:p>55.7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2002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424" calcext:value-type="float">
            <text:p>56.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2002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2002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9216" calcext:value-type="float">
            <text:p>55.4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2002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3336" calcext:value-type="float">
            <text:p>54.1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2002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97912" calcext:value-type="float">
            <text:p>53.3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2002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7936" calcext:value-type="float">
            <text:p>52.8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2002-02-27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0416" calcext:value-type="float">
            <text:p>53.6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2002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3048" calcext:value-type="float">
            <text:p>53.3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2001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04592" calcext:value-type="float">
            <text:p>53.5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2001-11-28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3128" calcext:value-type="float">
            <text:p>53.9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2001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0496" calcext:value-type="float">
            <text:p>54.2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2001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6152" calcext:value-type="float">
            <text:p>54.5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2001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6008" calcext:value-type="float">
            <text:p>54.1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2001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4736" calcext:value-type="float">
            <text:p>53.8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2001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484" calcext:value-type="float">
            <text:p>53.9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2001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1376" calcext:value-type="float">
            <text:p>53.6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2001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15872" calcext:value-type="float">
            <text:p>52.3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2001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71192" calcext:value-type="float">
            <text:p>52.9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2001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62304" calcext:value-type="float">
            <text:p>51.9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2001-01-09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15288" calcext:value-type="float">
            <text:p>52.2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2000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9804" calcext:value-type="float">
            <text:p>52.8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2000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8808" calcext:value-type="float">
            <text:p>53.7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2000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3024" calcext:value-type="float">
            <text:p>53.9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2000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34488" calcext:value-type="float">
            <text:p>53.4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2000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13864" calcext:value-type="float">
            <text:p>53.0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2000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17496" calcext:value-type="float">
            <text:p>53.1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2000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0712" calcext:value-type="float">
            <text:p>52.9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2000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0128" calcext:value-type="float">
            <text:p>52.8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2000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78712" calcext:value-type="float">
            <text:p>52.1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2000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58672" calcext:value-type="float">
            <text:p>51.8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2000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11072" calcext:value-type="float">
            <text:p>52.0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2000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98752" calcext:value-type="float">
            <text:p>52.4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9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136" calcext:value-type="float">
            <text:p>52.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9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07312" calcext:value-type="float">
            <text:p>52.4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9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38832" calcext:value-type="float">
            <text:p>53.1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9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62632" calcext:value-type="float">
            <text:p>53.0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9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3464" calcext:value-type="float">
            <text:p>53.6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9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4544" calcext:value-type="float">
            <text:p>54.6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9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54856" calcext:value-type="float">
            <text:p>54.8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9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6496" calcext:value-type="float">
            <text:p>52.7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9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0452" calcext:value-type="float">
            <text:p>51.4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9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22224" calcext:value-type="float">
            <text:p>51.3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9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07568" calcext:value-type="float">
            <text:p>51.4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9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35584" calcext:value-type="float">
            <text:p>51.5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8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8176" calcext:value-type="float">
            <text:p>52.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8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14576" calcext:value-type="float">
            <text:p>52.6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8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8092" calcext:value-type="float">
            <text:p>53.0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8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85136" calcext:value-type="float">
            <text:p>53.2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8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42592" calcext:value-type="float">
            <text:p>52.7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8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3792" calcext:value-type="float">
            <text:p>51.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8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0616" calcext:value-type="float">
            <text:p>51.4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8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05944" calcext:value-type="float">
            <text:p>50.6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8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8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1184" calcext:value-type="float">
            <text:p>50.6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8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6968" calcext:value-type="float">
            <text:p>50.4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8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6424" calcext:value-type="float">
            <text:p>50.6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7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7216" calcext:value-type="float">
            <text:p>50.8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7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924" calcext:value-type="float">
            <text:p>51.0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7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05104" calcext:value-type="float">
            <text:p>51.5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7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79424" calcext:value-type="float">
            <text:p>51.7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7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45896" calcext:value-type="float">
            <text:p>51.7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7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0784" calcext:value-type="float">
            <text:p>51.2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7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826" calcext:value-type="float">
            <text:p>51.2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7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6824" calcext:value-type="float">
            <text:p>50.0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7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8768" calcext:value-type="float">
            <text:p>49.5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7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2632" calcext:value-type="float">
            <text:p>49.2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7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58144" calcext:value-type="float">
            <text:p>49.1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7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9648" calcext:value-type="float">
            <text:p>48.9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6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376" calcext:value-type="float">
            <text:p>49.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6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1568" calcext:value-type="float">
            <text:p>49.1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6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952" calcext:value-type="float">
            <text:p>49.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6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7056" calcext:value-type="float">
            <text:p>49.5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6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1504" calcext:value-type="float">
            <text:p>49.3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6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4552" calcext:value-type="float">
            <text:p>49.3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6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3616" calcext:value-type="float">
            <text:p>48.7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6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44912" calcext:value-type="float">
            <text:p>48.4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6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696" calcext:value-type="float">
            <text:p>48.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6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4316" calcext:value-type="float">
            <text:p>48.1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6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87584" calcext:value-type="float">
            <text:p>48.4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6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36352" calcext:value-type="float">
            <text:p>48.5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5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21696" calcext:value-type="float">
            <text:p>48.6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5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8208" calcext:value-type="float">
            <text:p>48.9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5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17224" calcext:value-type="float">
            <text:p>49.4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5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6848" calcext:value-type="float">
            <text:p>49.4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5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82528" calcext:value-type="float">
            <text:p>49.1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5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80904" calcext:value-type="float">
            <text:p>48.3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5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21696" calcext:value-type="float">
            <text:p>48.6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5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48672" calcext:value-type="float">
            <text:p>48.0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5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0448" calcext:value-type="float">
            <text:p>47.7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5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2392" calcext:value-type="float">
            <text:p>47.3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5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0304" calcext:value-type="float">
            <text:p>47.3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5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0304" calcext:value-type="float">
            <text:p>47.3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4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97568" calcext:value-type="float">
            <text:p>47.5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4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696" calcext:value-type="float">
            <text:p>48.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4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7352" calcext:value-type="float">
            <text:p>48.9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4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032" calcext:value-type="float">
            <text:p>48.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4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01072" calcext:value-type="float">
            <text:p>48.2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4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48544" calcext:value-type="float">
            <text:p>48.5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4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692" calcext:value-type="float">
            <text:p>47.7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4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1352" calcext:value-type="float">
            <text:p>46.6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4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532" calcext:value-type="float">
            <text:p>46.3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4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0768" calcext:value-type="float">
            <text:p>46.5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4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6904" calcext:value-type="float">
            <text:p>46.8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4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9704" calcext:value-type="float">
            <text:p>46.3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3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5776" calcext:value-type="float">
            <text:p>46.9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3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9552" calcext:value-type="float">
            <text:p>47.4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3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41408" calcext:value-type="float">
            <text:p>47.8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3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07752" calcext:value-type="float">
            <text:p>48.3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3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96272" calcext:value-type="float">
            <text:p>47.8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3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264" calcext:value-type="float">
            <text:p>47.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3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2376" calcext:value-type="float">
            <text:p>46.4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3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6888" calcext:value-type="float">
            <text:p>45.9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3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4008" calcext:value-type="float">
            <text:p>45.7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3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6032" calcext:value-type="float">
            <text:p>45.9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3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6512" calcext:value-type="float">
            <text:p>46.0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3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664" calcext:value-type="float">
            <text:p>45.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2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7616" calcext:value-type="float">
            <text:p>46.4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2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0352" calcext:value-type="float">
            <text:p>46.2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2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44" calcext:value-type="float">
            <text:p>46.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2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4152" calcext:value-type="float">
            <text:p>46.1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2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0664" calcext:value-type="float">
            <text:p>46.4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2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9144" calcext:value-type="float">
            <text:p>45.7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2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7808" calcext:value-type="float">
            <text:p>45.7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2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1528" calcext:value-type="float">
            <text:p>44.9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2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7856" calcext:value-type="float">
            <text:p>44.5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2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1112" calcext:value-type="float">
            <text:p>44.7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2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2448" calcext:value-type="float">
            <text:p>44.7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2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1968" calcext:value-type="float">
            <text:p>44.7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1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1424" calcext:value-type="float">
            <text:p>44.9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1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5704" calcext:value-type="float">
            <text:p>44.8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1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3656" calcext:value-type="float">
            <text:p>45.2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1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8832" calcext:value-type="float">
            <text:p>45.5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1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1608" calcext:value-type="float">
            <text:p>45.6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1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8224" calcext:value-type="float">
            <text:p>45.9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1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1696" calcext:value-type="float">
            <text:p>44.8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1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412" calcext:value-type="float">
            <text:p>44.3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1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04104" calcext:value-type="float">
            <text:p>43.5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1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6464" calcext:value-type="float">
            <text:p>43.3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1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544" calcext:value-type="float">
            <text:p>43.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1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1912" calcext:value-type="float">
            <text:p>43.4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0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07024" calcext:value-type="float">
            <text:p>44.0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0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8296" calcext:value-type="float">
            <text:p>44.2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0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1112" calcext:value-type="float">
            <text:p>44.7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0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2072" calcext:value-type="float">
            <text:p>44.7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0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7104" calcext:value-type="float">
            <text:p>44.6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0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1216" calcext:value-type="float">
            <text:p>44.7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0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3352" calcext:value-type="float">
            <text:p>43.5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0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0848" calcext:value-type="float">
            <text:p>43.3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0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1496" calcext:value-type="float">
            <text:p>43.2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0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9136" calcext:value-type="float">
            <text:p>43.3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0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6256" calcext:value-type="float">
            <text:p>43.1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0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51704" calcext:value-type="float">
            <text:p>43.3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90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448" calcext:value-type="float">
            <text:p>43.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9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7112" calcext:value-type="float">
            <text:p>43.1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9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9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4" calcext:value-type="float">
            <text:p>43.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9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11952" calcext:value-type="float">
            <text:p>43.8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9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68112" calcext:value-type="float">
            <text:p>43.5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9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9304" calcext:value-type="float">
            <text:p>43.1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9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5088" calcext:value-type="float">
            <text:p>42.9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9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384" calcext:value-type="float">
            <text:p>42.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9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5864" calcext:value-type="float">
            <text:p>42.3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9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0352" calcext:value-type="float">
            <text:p>42.4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9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624" calcext:value-type="float">
            <text:p>42.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9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4256" calcext:value-type="float">
            <text:p>42.4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8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8096" calcext:value-type="float">
            <text:p>42.6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8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444" calcext:value-type="float">
            <text:p>43.1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8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972" calcext:value-type="float">
            <text:p>43.4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8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308" calcext:value-type="float">
            <text:p>43.6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8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5352" calcext:value-type="float">
            <text:p>44.3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8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08192" calcext:value-type="float">
            <text:p>44.2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8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7448" calcext:value-type="float">
            <text:p>42.8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8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5176" calcext:value-type="float">
            <text:p>42.1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8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62" calcext:value-type="float">
            <text:p>41.9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8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4176" calcext:value-type="float">
            <text:p>41.7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8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3424" calcext:value-type="float">
            <text:p>41.8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8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6576" calcext:value-type="float">
            <text:p>41.9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7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572" calcext:value-type="float">
            <text:p>41.9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7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296" calcext:value-type="float">
            <text:p>42.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7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0456" calcext:value-type="float">
            <text:p>42.5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7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724" calcext:value-type="float">
            <text:p>42.6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7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3584" calcext:value-type="float">
            <text:p>43.1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7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1876" calcext:value-type="float">
            <text:p>43.4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7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34" calcext:value-type="float">
            <text:p>42.4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7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9792" calcext:value-type="float">
            <text:p>41.7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7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3968" calcext:value-type="float">
            <text:p>41.6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7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8272" calcext:value-type="float">
            <text:p>41.0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7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9552" calcext:value-type="float">
            <text:p>39.8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7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7376" calcext:value-type="float">
            <text:p>40.7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7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3096" calcext:value-type="float">
            <text:p>40.7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6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2176" calcext:value-type="float">
            <text:p>41.0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6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4784" calcext:value-type="float">
            <text:p>41.3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6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476" calcext:value-type="float">
            <text:p>41.8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6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6264" calcext:value-type="float">
            <text:p>41.7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6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0456" calcext:value-type="float">
            <text:p>42.5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6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3712" calcext:value-type="float">
            <text:p>42.6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6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6976" calcext:value-type="float">
            <text:p>41.3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6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9064" calcext:value-type="float">
            <text:p>41.2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6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456" calcext:value-type="float">
            <text:p>40.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6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5792" calcext:value-type="float">
            <text:p>40.2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6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4664" calcext:value-type="float">
            <text:p>40.3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6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836" calcext:value-type="float">
            <text:p>40.2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5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5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8944" calcext:value-type="float">
            <text:p>40.3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5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0984" calcext:value-type="float">
            <text:p>41.4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5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3008" calcext:value-type="float">
            <text:p>41.5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5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0232" calcext:value-type="float">
            <text:p>41.4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5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668" calcext:value-type="float">
            <text:p>42.0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5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2992" calcext:value-type="float">
            <text:p>40.7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5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4936" calcext:value-type="float">
            <text:p>40.2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5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5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684" calcext:value-type="float">
            <text:p>39.4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5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2872" calcext:value-type="float">
            <text:p>39.7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5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7632" calcext:value-type="float">
            <text:p>39.7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4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2976" calcext:value-type="float">
            <text:p>39.8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4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2224" calcext:value-type="float">
            <text:p>39.8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4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1344" calcext:value-type="float">
            <text:p>40.4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4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4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5504" calcext:value-type="float">
            <text:p>39.4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4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2016" calcext:value-type="float">
            <text:p>39.7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4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5232" calcext:value-type="float">
            <text:p>39.5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4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0664" calcext:value-type="float">
            <text:p>38.8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4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912" calcext:value-type="float">
            <text:p>38.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4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9808" calcext:value-type="float">
            <text:p>38.8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4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152" calcext:value-type="float">
            <text:p>38.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4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4712" calcext:value-type="float">
            <text:p>39.2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3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5424" calcext:value-type="float">
            <text:p>38.8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3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2496" calcext:value-type="float">
            <text:p>39.7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3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6312" calcext:value-type="float">
            <text:p>40.5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3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3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86" calcext:value-type="float">
            <text:p>38.3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3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4592" calcext:value-type="float">
            <text:p>38.2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3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1064" calcext:value-type="float">
            <text:p>38.2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3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5616" calcext:value-type="float">
            <text:p>38.07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3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0648" calcext:value-type="float">
            <text:p>37.9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3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3984" calcext:value-type="float">
            <text:p>38.7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2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2128" calcext:value-type="float">
            <text:p>38.3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2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2856" calcext:value-type="float">
            <text:p>38.8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2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0976" calcext:value-type="float">
            <text:p>39.0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2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3416" calcext:value-type="float">
            <text:p>39.5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2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444" calcext:value-type="float">
            <text:p>39.3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2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2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9144" calcext:value-type="float">
            <text:p>38.1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2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8728" calcext:value-type="float">
            <text:p>37.82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2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48" calcext:value-type="float">
            <text:p>38.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2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9584" calcext:value-type="float">
            <text:p>37.8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2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4008" calcext:value-type="float">
            <text:p>38.1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2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0608" calcext:value-type="float">
            <text:p>37.63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1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3152" calcext:value-type="float">
            <text:p>38.1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1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1" calcext:value-type="float">
            <text:p>38.4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1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8368" calcext:value-type="float">
            <text:p>38.7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1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8952" calcext:value-type="float">
            <text:p>38.8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1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3088" calcext:value-type="float">
            <text:p>38.4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1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4216" calcext:value-type="float">
            <text:p>38.3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1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7184" calcext:value-type="float">
            <text:p>37.66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1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0128" calcext:value-type="float">
            <text:p>37.60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1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7832" calcext:value-type="float">
            <text:p>37.5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1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708" calcext:value-type="float">
            <text:p>37.5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1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948" calcext:value-type="float">
            <text:p>37.7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0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2488" calcext:value-type="float">
            <text:p>37.43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0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0752" calcext:value-type="float">
            <text:p>38.02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0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0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9408" calcext:value-type="float">
            <text:p>39.4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0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8304" calcext:value-type="float">
            <text:p>39.0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0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2024" calcext:value-type="float">
            <text:p>38.2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0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9944" calcext:value-type="float">
            <text:p>36.88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0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0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9592" calcext:value-type="float">
            <text:p>36.3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80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74" calcext:value-type="float">
            <text:p>36.3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79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556" calcext:value-type="float">
            <text:p>36.8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79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9464" calcext:value-type="float">
            <text:p>36.8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79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8544" calcext:value-type="float">
            <text:p>37.11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79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2824" calcext:value-type="float">
            <text:p>37.07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79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79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692" calcext:value-type="float">
            <text:p>36.3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79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79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9088" calcext:value-type="float">
            <text:p>36.8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79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644" calcext:value-type="float">
            <text:p>36.2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78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8712" calcext:value-type="float">
            <text:p>36.9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807076380001</text:p>
          </table:table-cell>
          <table:table-cell office:value-type="string" calcext:value-type="string">
            <text:p>SM Dd <text:s/>50</text:p>
          </table:table-cell>
          <table:table-cell office:value-type="string" calcext:value-type="string">
            <text:p>1978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64" meta:object-count="0"/>
    <meta:user-defined meta:name="AppVersion">3.0</meta:user-defined>
  </office:meta>
</office:document-meta>
</file>